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945in"/>
    </style:style>
    <style:style style:name="co2" style:family="table-column">
      <style:table-column-properties fo:break-before="auto" style:column-width="1.9571in"/>
    </style:style>
    <style:style style:name="co3" style:family="table-column">
      <style:table-column-properties fo:break-before="auto" style:column-width="2.0445in"/>
    </style:style>
    <style:style style:name="co4" style:family="table-column">
      <style:table-column-properties fo:break-before="auto" style:column-width="2.3071in"/>
    </style:style>
    <style:style style:name="co5" style:family="table-column">
      <style:table-column-properties fo:break-before="auto" style:column-width="2.2193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1.5575in"/>
    </style:style>
    <style:style style:name="co8" style:family="table-column">
      <style:table-column-properties fo:break-before="auto" style:column-width="0.78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Mono" style:font-weight-asian="normal"/>
    </style:style>
    <style:style style:name="ce2" style:family="table-cell" style:parent-style-name="Default">
      <style:table-cell-properties style:diagonal-tl-br="non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  <style:text-properties style:font-name="Liberation Mono" style:font-weight-asian="normal"/>
    </style:style>
    <style:style style:name="ce3" style:family="table-cell" style:parent-style-name="Default">
      <style:table-cell-properties fo:background-color="#ffffff" fo:border="0.0008in solid #000000" fo:padding-bottom="0.0193in" fo:padding-left="0.0138in" fo:padding-right="0.0138in" fo:padding-top="0.0193in" style:vertical-align="middle"/>
      <style:text-properties fo:color="#c5000b" style:font-name="Liberation Mono" fo:font-weight="bold" style:font-weight-asian="bold" style:font-weight-complex="bold"/>
    </style:style>
    <style:style style:name="ce4" style:family="table-cell" style:parent-style-name="Default">
      <style:table-cell-properties style:vertical-align="middle"/>
      <style:text-properties style:font-name="Liberation Mono" style:font-weight-asian="normal"/>
    </style:style>
    <style:style style:name="ce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6" style:family="table-cell" style:parent-style-name="Default">
      <style:table-cell-properties fo:border="0.0008in solid #000000" style:vertical-align="middle"/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able-cell-properties fo:border="0.0008in solid #000000" style:vertical-align="middle"/>
      <style:text-properties fo:color="#333366" style:font-name="Liberation Mono" fo:font-weight="bold" style:font-weight-asian="bold" style:font-weight-complex="bold"/>
    </style:style>
    <style:style style:name="ce8" style:family="table-cell" style:parent-style-name="Default">
      <style:table-cell-properties style:vertical-align="middle"/>
      <style:text-properties style:font-name="Liberation Mono"/>
    </style:style>
    <style:style style:name="ce9" style:family="table-cell" style:parent-style-name="Default">
      <style:table-cell-properties fo:background-color="#ffd320" fo:border="0.0008in solid #000000" fo:padding-bottom="0.0193in" fo:padding-left="0.0138in" fo:padding-right="0.0138in" fo:padding-top="0.0193in" style:vertical-align="middle"/>
      <style:text-properties style:font-name="Liberation Mono" fo:font-weight="bold" style:font-weight-asian="bold" style:font-weight-complex="bold"/>
    </style:style>
    <style:style style:name="ce10" style:family="table-cell" style:parent-style-name="Default">
      <style:table-cell-properties fo:background-color="#9966cc" fo:border="0.0008in solid #000000" style:vertical-align="middle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fo:background-color="#5c8526" fo:border="0.0008in solid #000000" style:vertical-align="middle"/>
      <style:text-properties style:font-name="Liberation Mono" fo:font-weight="bold" style:font-weight-asian="bold" style:font-weight-complex="bold"/>
    </style:style>
    <style:style style:name="ce12" style:family="table-cell" style:parent-style-name="Default">
      <style:table-cell-properties fo:background-color="#004586" fo:border="0.0008in solid #000000" style:vertical-align="middle"/>
      <style:text-properties fo:color="#ffffff" style:font-name="Liberation Mono" fo:font-weight="bold" style:font-weight-asian="bold" style:font-weight-complex="bold"/>
    </style:style>
    <style:style style:name="ce13" style:family="table-cell" style:parent-style-name="Default">
      <style:table-cell-properties fo:border="0.0008in solid #000000" style:vertical-align="middle"/>
      <style:text-properties fo:color="#333366" style:font-name="Liberation Mono" fo:font-size="10pt" fo:language="zxx" fo:country="none" fo:font-weight="bold" style:font-name-asian="Liberation Mono" style:font-size-asian="5.55000019073486pt" style:language-asian="zxx" style:country-asian="none" style:font-weight-asian="bold" style:font-name-complex="Liberation Mono" style:font-size-complex="5.55000019073486pt" style:language-complex="zxx" style:country-complex="none" style:font-weight-complex="bold"/>
    </style:style>
    <style:style style:name="ce14" style:family="table-cell" style:parent-style-name="Default">
      <style:table-cell-properties fo:border="0.0008in solid #000000" style:vertical-align="middle"/>
      <style:text-properties style:font-name="Liberation Mono"/>
    </style:style>
    <style:style style:name="ce15" style:family="table-cell" style:parent-style-name="Default">
      <style:table-cell-properties fo:background-color="#c5000b" fo:border="0.0008in solid #000000" style:vertical-align="middle"/>
      <style:text-properties fo:color="#ffffff" style:font-name="Liberation Mono" style:font-weight-asian="normal"/>
    </style:style>
    <style:style style:name="ce1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ummary" table:style-name="ta1" table:print="false">
        <table:table-column table:style-name="co1" table:default-cell-style-name="ce4"/>
        <table:table-column table:style-name="co2" table:number-columns-repeated="3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number-columns-repeated="1017" table:default-cell-style-name="ce8"/>
        <table:table-row table:style-name="ro1">
          <table:table-cell table:style-name="ce1" office:value-type="string" table:number-columns-spanned="1" table:number-rows-spanned="2">
            <text:p>matière <text:s text:c="12"/>niveau</text:p>
          </table:table-cell>
          <table:table-cell table:style-name="ce5" office:value-type="string" table:number-columns-spanned="2" table:number-rows-spanned="1">
            <text:p>SHOKU</text:p>
          </table:table-cell>
          <table:covered-table-cell table:style-name="ce6"/>
          <table:table-cell table:style-name="ce5" office:value-type="string" table:number-columns-spanned="2" table:number-rows-spanned="1">
            <text:p>CHUKYU</text:p>
          </table:table-cell>
          <table:covered-table-cell table:style-name="ce6"/>
          <table:table-cell table:style-name="ce5" office:value-type="string" table:number-columns-spanned="2" table:number-rows-spanned="1">
            <text:p>JOKYU</text:p>
          </table:table-cell>
          <table:covered-table-cell table:style-name="ce14"/>
          <table:table-cell table:number-columns-repeated="1017"/>
        </table:table-row>
        <table:table-row table:style-name="ro2">
          <table:covered-table-cell table:style-name="ce2"/>
          <table:table-cell table:style-name="ce6" office:value-type="string">
            <text:p>6ème KYU</text:p>
          </table:table-cell>
          <table:table-cell table:style-name="ce9" office:value-type="string">
            <text:p>5ème KYU</text:p>
          </table:table-cell>
          <table:table-cell table:style-name="ce10" office:value-type="string">
            <text:p>4ème KYU</text:p>
          </table:table-cell>
          <table:table-cell table:style-name="ce11" office:value-type="string">
            <text:p>3ème KYU</text:p>
          </table:table-cell>
          <table:table-cell table:style-name="ce12" office:value-type="string">
            <text:p>2ème KYU</text:p>
          </table:table-cell>
          <table:table-cell table:style-name="ce15" office:value-type="string">
            <text:p>1ème KYU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ai Sabaki</text:p>
          </table:table-cell>
          <table:table-cell table:style-name="ce7" office:value-type="string">
            <text:p>Irimi – O Irimi</text:p>
          </table:table-cell>
          <table:table-cell table:style-name="ce7" office:value-type="string">
            <text:p>Hiraki – Nagashi Hiki</text:p>
          </table:table-cell>
          <table:table-cell table:style-name="ce7" office:value-type="string">
            <text:p>Esquives Canalisation</text:p>
            <text:p>Ura Yoko Men Uchi</text:p>
            <text:p>(1 Contre 1)</text:p>
          </table:table-cell>
          <table:table-cell table:style-name="ce7" office:value-type="string">
            <text:p>Esquives Canalisation</text:p>
            <text:p>Omote Yoko Men Uchi</text:p>
            <text:p>(1 Contre 1)</text:p>
          </table:table-cell>
          <table:table-cell table:style-name="ce7" office:value-type="string">
            <text:p>Esquives Canalisation</text:p>
            <text:p>Tchoku Zuki</text:p>
            <text:p>(Soto-Omote) (1 Contre 2)</text:p>
          </table:table-cell>
          <table:table-cell table:style-name="ce7" office:value-type="string">
            <text:p>Esquives Canalisation</text:p>
            <text:p>Tanuzi No Randori</text:p>
            <text:p>(1 Contre 2)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Ukemi Waza</text:p>
          </table:table-cell>
          <table:table-cell table:style-name="ce7" office:value-type="string">
            <text:p>Ushiro</text:p>
          </table:table-cell>
          <table:table-cell table:style-name="ce7" office:value-type="string">
            <text:p>Mae</text:p>
          </table:table-cell>
          <table:table-cell table:style-name="ce7" office:value-type="string">
            <text:p>Yoko Ukemi</text:p>
          </table:table-cell>
          <table:table-cell table:style-name="ce7" office:value-type="string">
            <text:p>Chutes Brisées</text:p>
          </table:table-cell>
          <table:table-cell table:style-name="ce7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Tsuki Waza</text:p>
          </table:table-cell>
          <table:table-cell table:style-name="ce7" office:value-type="string">
            <text:p>Tchoku Zuki</text:p>
          </table:table-cell>
          <table:table-cell table:style-name="ce7" office:value-type="string">
            <text:p>Yoko Omote Men Uchi</text:p>
            <text:p>Ura Yoko Men Uchi</text:p>
          </table:table-cell>
          <table:table-cell table:style-name="ce7" office:value-type="string">
            <text:p>Gyaku Zuki</text:p>
            <text:p>Hineri Uchi</text:p>
          </table:table-cell>
          <table:table-cell table:style-name="ce7" office:value-type="string">
            <text:p>Hiki Tsuki</text:p>
            <text:p>Gyaku Uchi</text:p>
          </table:table-cell>
          <table:table-cell table:style-name="ce7" office:value-type="string">
            <text:p>Tsuki Uchi No Kata</text:p>
          </table:table-cell>
          <table:table-cell table:style-name="ce7"/>
          <table:table-cell table:number-columns-repeated="1017"/>
        </table:table-row>
        <table:table-row table:style-name="ro3">
          <table:table-cell table:style-name="ce3" office:value-type="string">
            <text:p>Keri Waza</text:p>
          </table:table-cell>
          <table:table-cell table:style-name="ce7" office:value-type="string">
            <text:p>Mae Geri</text:p>
          </table:table-cell>
          <table:table-cell table:style-name="ce7" office:value-type="string">
            <text:p>Mawashi Geri</text:p>
          </table:table-cell>
          <table:table-cell table:style-name="ce7" office:value-type="string">
            <text:p>Yoko Geri</text:p>
          </table:table-cell>
          <table:table-cell table:style-name="ce7" office:value-type="string">
            <text:p>Ushiro Geri</text:p>
          </table:table-cell>
          <table:table-cell table:style-name="ce7" office:value-type="string">
            <text:p>Ura Geri</text:p>
          </table:table-cell>
          <table:table-cell table:style-name="ce7" office:value-type="string">
            <text:p>Geri Goho No Kata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ojo Undo</text:p>
          </table:table-cell>
          <table:table-cell table:style-name="ce7" office:value-type="string">
            <text:p>Nigiri Kaeshi</text:p>
            <text:p>Neji Kaeshi</text:p>
          </table:table-cell>
          <table:table-cell table:style-name="ce7" office:value-type="string">
            <text:p>Oshi Kaeshi</text:p>
            <text:p>Tsuppari</text:p>
          </table:table-cell>
          <table:table-cell table:style-name="ce7" office:value-type="string">
            <text:p>Shinogi</text:p>
          </table:table-cell>
          <table:table-cell table:style-name="ce7" office:value-type="string">
            <text:p>Neji Kaeshi (2 Formes)</text:p>
          </table:table-cell>
          <table:table-cell table:style-name="ce7" office:value-type="string">
            <text:p>Nigiri Kaeshi (2 Formes)</text:p>
          </table:table-cell>
          <table:table-cell table:style-name="ce7"/>
          <table:table-cell table:number-columns-repeated="1017"/>
        </table:table-row>
        <table:table-row table:style-name="ro3">
          <table:table-cell table:style-name="ce3" office:value-type="string">
            <text:p>Tsukami Kata + Te Hodoki</text:p>
          </table:table-cell>
          <table:table-cell table:style-name="ce7" office:value-type="string">
            <text:p>Jyunte Dori</text:p>
            <text:p>Dosoku Te Dori</text:p>
          </table:table-cell>
          <table:table-cell table:style-name="ce7" office:value-type="string">
            <text:p>Gyakute Dori</text:p>
            <text:p>Ryote Ippo Dori</text:p>
            <text:p>Ryote Dori</text:p>
          </table:table-cell>
          <table:table-cell table:style-name="ce7" office:value-type="string">
            <text:p>Mae Eri Dori</text:p>
            <text:p>Sode Dori</text:p>
            <text:p>Ushiro ryote Dori</text:p>
          </table:table-cell>
          <table:table-cell table:style-name="ce7" office:value-type="string">
            <text:p>Ushiro Uwate Dori</text:p>
            <text:p>Ushiro Shitate Dori</text:p>
            <text:p>Ushiro Eri Dori</text:p>
          </table:table-cell>
          <table:table-cell table:style-name="ce7" office:value-type="string">
            <text:p>Ushiro Ryo Sode Dori</text:p>
            <text:p>Ushiro Kubi Jime</text:p>
            <text:p>Ushiro Katate Dori</text:p>
          </table:table-cell>
          <table:table-cell table:style-name="ce7" office:value-type="string">
            <text:p>Mae Kumi Tsuki</text:p>
            <text:p>Ude Jim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echniques Complémentaires</text:p>
          </table:table-cell>
          <table:table-cell table:style-name="ce7" office:value-type="string">
            <text:p>Ushiro Kata Otoshi</text:p>
          </table:table-cell>
          <table:table-cell table:style-name="ce7" office:value-type="string">
            <text:p>Ura Ude Nage</text:p>
          </table:table-cell>
          <table:table-cell table:style-name="ce7" office:value-type="string">
            <text:p>Robuse (Tenkan)</text:p>
          </table:table-cell>
          <table:table-cell table:style-name="ce7" office:value-type="string" table:number-columns-spanned="3" table:number-rows-spanned="1">
            <text:p>Sur Toutes Formes d'Attaques et d'Entrées</text:p>
          </table:table-cell>
          <table:covered-table-cell table:number-columns-repeated="2" table:style-name="ce7"/>
          <table:table-cell table:number-columns-repeated="1017"/>
        </table:table-row>
        <table:table-row table:style-name="ro3">
          <table:table-cell table:style-name="ce3" office:value-type="string">
            <text:p>Kihon Nage Waza</text:p>
          </table:table-cell>
          <table:table-cell table:style-name="ce7" office:value-type="string">
            <text:p>Mukae Daoshi</text:p>
            <text:p>Ura Yoko Men Uchi</text:p>
          </table:table-cell>
          <table:table-cell table:style-name="ce7" office:value-type="string">
            <text:p>Shiho Nage</text:p>
            <text:p>Omote Yoko Men Uchi</text:p>
          </table:table-cell>
          <table:table-cell table:style-name="ce7" office:value-type="string">
            <text:p>Yuki Chigae</text:p>
            <text:p>Tsuki Jodan</text:p>
          </table:table-cell>
          <table:table-cell table:style-name="ce7" office:value-type="string">
            <text:p>Neji Kote Gaeshi</text:p>
            <text:p>Tsuki Chudan</text:p>
          </table:table-cell>
          <table:table-cell table:style-name="ce13" office:value-type="string">
            <text:p>Tenbim Nage</text:p>
            <text:p>Ryo Sode Dori</text:p>
            <text:p>Hachi Mawashi</text:p>
            <text:p>Dosoku Te Dori</text:p>
          </table:table-cell>
          <table:table-cell table:style-name="ce7" office:value-type="string">
            <text:p>Koshi Nage</text:p>
            <text:p>Ryote Dori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Kihon Osae Waza</text:p>
          </table:table-cell>
          <table:table-cell table:style-name="ce7" office:value-type="string">
            <text:p>Ushiro Hiji Kudaki</text:p>
            <text:p>Tsuki Chudan</text:p>
          </table:table-cell>
          <table:table-cell table:style-name="ce7" office:value-type="string">
            <text:p>Robuse</text:p>
            <text:p>Ryote Ippo Dori</text:p>
          </table:table-cell>
          <table:table-cell table:style-name="ce7" office:value-type="string">
            <text:p>Kote Kudaki</text:p>
            <text:p>Sode Dori</text:p>
          </table:table-cell>
          <table:table-cell table:style-name="ce7" office:value-type="string">
            <text:p>Yuki Chigae</text:p>
            <text:p>Ushiro Eri Jime</text:p>
          </table:table-cell>
          <table:table-cell table:style-name="ce7" office:value-type="string">
            <text:p>Shiho Nage</text:p>
            <text:p>Ushiro Ryote Dori</text:p>
          </table:table-cell>
          <table:table-cell table:style-name="ce7" office:value-type="string">
            <text:p>Mukae Daoshi</text:p>
            <text:p>Ushiro Uwat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Techniques Historiques</text:p>
          </table:table-cell>
          <table:table-cell table:style-name="ce7" office:value-type="string">
            <text:p>Daito Ryu Aïkijujutsu</text:p>
            <text:p>Ikkajo (Idori)</text:p>
          </table:table-cell>
          <table:table-cell table:style-name="ce7" office:value-type="string">
            <text:p>Ippon Dori</text:p>
          </table:table-cell>
          <table:table-cell table:style-name="ce7" office:value-type="string">
            <text:p>Gyaku Ude Dori</text:p>
          </table:table-cell>
          <table:table-cell table:style-name="ce7" office:value-type="string">
            <text:p>Hiji Kaeshi</text:p>
          </table:table-cell>
          <table:table-cell table:style-name="ce7" office:value-type="string">
            <text:p>Kuruma Daoshi</text:p>
          </table:table-cell>
          <table:table-cell table:style-name="ce7" office:value-type="string">
            <text:p>Shime Gaeshi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Kata</text:p>
          </table:table-cell>
          <table:table-cell table:style-name="ce7"/>
          <table:table-cell table:style-name="ce7"/>
          <table:table-cell table:style-name="ce7" office:value-type="string">
            <text:p>Happoken Kata</text:p>
          </table:table-cell>
          <table:table-cell table:style-name="ce7" office:value-type="string">
            <text:p>Tsuki Uchi No Kata</text:p>
          </table:table-cell>
          <table:table-cell table:style-name="ce7" office:value-type="string">
            <text:p>Ken No Kata</text:p>
          </table:table-cell>
          <table:table-cell table:style-name="ce7" office:value-type="string">
            <text:p>Ken Jutsu (Itsutsu)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Wa No Seishin</text:p>
          </table:table-cell>
          <table:table-cell table:style-name="ce7"/>
          <table:table-cell table:style-name="ce7" table:number-columns-repeated="2"/>
          <table:table-cell table:style-name="ce7" office:value-type="string">
            <text:p>Mae</text:p>
          </table:table-cell>
          <table:table-cell table:style-name="ce7" office:value-type="string">
            <text:p>Ushiro</text:p>
          </table:table-cell>
          <table:table-cell table:style-name="ce7" office:value-type="string">
            <text:p>sous forme de Randori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Bâton de Défense</text:p>
          </table:table-cell>
          <table:table-cell table:style-name="ce7"/>
          <table:table-cell table:style-name="ce7" table:number-columns-repeated="3"/>
          <table:table-cell table:style-name="ce7" office:value-type="string">
            <text:p>Tambo Waza</text:p>
          </table:table-cell>
          <table:table-cell table:style-name="ce7" office:value-type="string">
            <text:p>Tanto Waza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Randori</text:p>
          </table:table-cell>
          <table:table-cell table:style-name="ce7"/>
          <table:table-cell table:style-name="ce7"/>
          <table:table-cell table:style-name="ce7" office:value-type="string">
            <text:p>Ju No Randori</text:p>
            <text:p>Souple (1 Contre 1)</text:p>
          </table:table-cell>
          <table:table-cell table:style-name="ce7" office:value-type="string">
            <text:p>Ju No Randori</text:p>
            <text:p>Souple (1 Contre 1)</text:p>
          </table:table-cell>
          <table:table-cell table:style-name="ce7" office:value-type="string">
            <text:p>Futari No Randori</text:p>
            <text:p>Tai Sabaki (1 Contre 3)</text:p>
          </table:table-cell>
          <table:table-cell table:style-name="ce7" office:value-type="string">
            <text:p>Taninzu No Randori</text:p>
            <text:p>(1 Contre + Partenaires)</text:p>
          </table:table-cell>
          <table:table-cell table:number-columns-repeated="1017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6" table:style-name="ta1" table:print="false">
        <table:table-column table:style-name="co1" table:default-cell-style-name="ce3"/>
        <table:table-column table:style-name="co2" table:default-cell-style-name="ce7"/>
        <table:table-column table:style-name="co7" table:default-cell-style-name="Default"/>
        <table:table-row table:style-name="ro1">
          <table:table-cell table:style-name="Default"/>
          <table:table-cell table:style-name="ce6" office:value-type="string">
            <text:p>Technique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table:formula="of:=IF([Summary.A3]=0;&quot;&quot;;[Summary.A3])" office:value-type="string" office:string-value="Tai Sabaki">
            <text:p>Tai Sabaki</text:p>
          </table:table-cell>
          <table:table-cell table:formula="of:=IF([Summary.B3]=0;&quot;&quot;;[Summary.B3])" office:value-type="string" office:string-value="Irimi – O Irimi">
            <text:p>Irimi – O Irimi</text:p>
          </table:table-cell>
          <table:table-cell/>
        </table:table-row>
        <table:table-row table:style-name="ro2">
          <table:table-cell table:formula="of:=IF([Summary.A4]=0;&quot;&quot;;[Summary.A4])" office:value-type="string" office:string-value="Ukemi Waza">
            <text:p>Ukemi Waza</text:p>
          </table:table-cell>
          <table:table-cell table:formula="of:=IF([Summary.B4]=0;&quot;&quot;;[Summary.B4])" office:value-type="string" office:string-value="Ushiro">
            <text:p>Ushiro</text:p>
          </table:table-cell>
          <table:table-cell/>
        </table:table-row>
        <table:table-row table:style-name="ro2">
          <table:table-cell table:formula="of:=IF([Summary.A5]=0;&quot;&quot;;[Summary.A5])" office:value-type="string" office:string-value="Tsuki Waza">
            <text:p>Tsuki Waza</text:p>
          </table:table-cell>
          <table:table-cell table:formula="of:=IF([Summary.B5]=0;&quot;&quot;;[Summary.B5])" office:value-type="string" office:string-value="Tchoku Zuki">
            <text:p>Tchoku Zuki</text:p>
          </table:table-cell>
          <table:table-cell/>
        </table:table-row>
        <table:table-row table:style-name="ro2">
          <table:table-cell table:formula="of:=IF([Summary.A6]=0;&quot;&quot;;[Summary.A6])" office:value-type="string" office:string-value="Keri Waza">
            <text:p>Keri Waza</text:p>
          </table:table-cell>
          <table:table-cell table:formula="of:=IF([Summary.B6]=0;&quot;&quot;;[Summary.B6])" office:value-type="string" office:string-value="Mae Geri">
            <text:p>Mae Geri</text:p>
          </table:table-cell>
          <table:table-cell/>
        </table:table-row>
        <table:table-row table:style-name="ro4">
          <table:table-cell table:formula="of:=IF([Summary.A7]=0;&quot;&quot;;[Summary.A7])" office:value-type="string" office:string-value="Hojo Undo">
            <text:p>Hojo Undo</text:p>
          </table:table-cell>
          <table:table-cell table:formula="of:=IF([Summary.B7]=0;&quot;&quot;;[Summary.B7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4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Summary.B8]=0;&quot;&quot;;[Summary.B8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2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Summary.B9]=0;&quot;&quot;;[Summary.B9])" office:value-type="string" office:string-value="Ushiro Kata Otoshi">
            <text:p>Ushiro Kata Otoshi</text:p>
          </table:table-cell>
          <table:table-cell/>
        </table:table-row>
        <table:table-row table:style-name="ro4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Summary.B10]=0;&quot;&quot;;[Summary.B10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4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Summary.B11]=0;&quot;&quot;;[Summary.B11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4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Summary.B12]=0;&quot;&quot;;[Summary.B12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2">
          <table:table-cell table:formula="of:=IF([Summary.A13]=0;&quot;&quot;;[Summary.A13])" office:value-type="string" office:string-value="Kata">
            <text:p>Kata</text:p>
          </table:table-cell>
          <table:table-cell table:formula="of:=IF([Summary.B13]=0;&quot;&quot;;[Summary.B13])">
            <text:p/>
          </table:table-cell>
          <table:table-cell/>
        </table:table-row>
        <table:table-row table:style-name="ro2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Summary.B14]=0;&quot;&quot;;[Summary.B14])">
            <text:p/>
          </table:table-cell>
          <table:table-cell/>
        </table:table-row>
        <table:table-row table:style-name="ro2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Summary.B15]=0;&quot;&quot;;[Summary.B15])">
            <text:p/>
          </table:table-cell>
          <table:table-cell/>
        </table:table-row>
        <table:table-row table:style-name="ro2">
          <table:table-cell table:formula="of:=IF([Summary.A16]=0;&quot;&quot;;[Summary.A16])" office:value-type="string" office:string-value="Randori">
            <text:p>Randori</text:p>
          </table:table-cell>
          <table:table-cell table:formula="of:=IF([Summary.B16]=0;&quot;&quot;;[Summary.B16])">
            <text:p/>
          </table:table-cell>
          <table:table-cell/>
        </table:table-row>
      </table:table>
      <table:table table:name="5" table:style-name="ta1" table:print="false">
        <table:table-column table:style-name="co1" table:default-cell-style-name="ce3"/>
        <table:table-column table:style-name="co6" table:default-cell-style-name="ce7"/>
        <table:table-column table:style-name="co6" table:default-cell-style-name="Default"/>
        <table:table-row table:style-name="ro1">
          <table:table-cell table:style-name="Default"/>
          <table:table-cell table:style-name="ce6" office:value-type="string">
            <text:p>Technique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table:formula="of:=IF([Summary.A3]=0;&quot;&quot;;[Summary.A3])" office:value-type="string" office:string-value="Tai Sabaki">
            <text:p>Tai Sabaki</text:p>
          </table:table-cell>
          <table:table-cell table:formula="of:=IF(['6'.B3]=0;&quot;&quot;;['6'.B3])" office:value-type="string" office:string-value="Ushiro">
            <text:p>Ushiro</text:p>
          </table:table-cell>
          <table:table-cell/>
        </table:table-row>
        <table:table-row table:style-name="ro2">
          <table:table-cell table:formula="of:=IF([Summary.A4]=0;&quot;&quot;;[Summary.A4])" office:value-type="string" office:string-value="Ukemi Waza">
            <text:p>Ukemi Waza</text:p>
          </table:table-cell>
          <table:table-cell table:formula="of:=IF(['6'.B4]=0;&quot;&quot;;['6'.B4])" office:value-type="string" office:string-value="Tchoku Zuki">
            <text:p>Tchoku Zuki</text:p>
          </table:table-cell>
          <table:table-cell/>
        </table:table-row>
        <table:table-row table:style-name="ro2">
          <table:table-cell table:formula="of:=IF([Summary.A5]=0;&quot;&quot;;[Summary.A5])" office:value-type="string" office:string-value="Tsuki Waza">
            <text:p>Tsuki Waza</text:p>
          </table:table-cell>
          <table:table-cell table:formula="of:=IF(['6'.B5]=0;&quot;&quot;;['6'.B5])" office:value-type="string" office:string-value="Mae Geri">
            <text:p>Mae Geri</text:p>
          </table:table-cell>
          <table:table-cell/>
        </table:table-row>
        <table:table-row table:style-name="ro4">
          <table:table-cell table:formula="of:=IF([Summary.A6]=0;&quot;&quot;;[Summary.A6])" office:value-type="string" office:string-value="Keri Waza">
            <text:p>Keri Waza</text:p>
          </table:table-cell>
          <table:table-cell table:formula="of:=IF(['6'.B6]=0;&quot;&quot;;['6'.B6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4">
          <table:table-cell table:formula="of:=IF([Summary.A7]=0;&quot;&quot;;[Summary.A7])" office:value-type="string" office:string-value="Hojo Undo">
            <text:p>Hojo Undo</text:p>
          </table:table-cell>
          <table:table-cell table:formula="of:=IF(['6'.B7]=0;&quot;&quot;;['6'.B7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2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6'.B8]=0;&quot;&quot;;['6'.B8])" office:value-type="string" office:string-value="Ushiro Kata Otoshi">
            <text:p>Ushiro Kata Otoshi</text:p>
          </table:table-cell>
          <table:table-cell/>
        </table:table-row>
        <table:table-row table:style-name="ro4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6'.B9]=0;&quot;&quot;;['6'.B9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4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6'.B10]=0;&quot;&quot;;['6'.B10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4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6'.B11]=0;&quot;&quot;;['6'.B11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2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6'.B12]=0;&quot;&quot;;['6'.B12])">
            <text:p/>
          </table:table-cell>
          <table:table-cell/>
        </table:table-row>
        <table:table-row table:style-name="ro2">
          <table:table-cell table:formula="of:=IF([Summary.A13]=0;&quot;&quot;;[Summary.A13])" office:value-type="string" office:string-value="Kata">
            <text:p>Kata</text:p>
          </table:table-cell>
          <table:table-cell table:formula="of:=IF(['6'.B13]=0;&quot;&quot;;['6'.B13])">
            <text:p/>
          </table:table-cell>
          <table:table-cell/>
        </table:table-row>
        <table:table-row table:style-name="ro2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6'.B14]=0;&quot;&quot;;['6'.B14])">
            <text:p/>
          </table:table-cell>
          <table:table-cell/>
        </table:table-row>
        <table:table-row table:style-name="ro2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6'.B15]=0;&quot;&quot;;['6'.B15])">
            <text:p/>
          </table:table-cell>
          <table:table-cell/>
        </table:table-row>
        <table:table-row table:style-name="ro2">
          <table:table-cell table:formula="of:=IF([Summary.A16]=0;&quot;&quot;;[Summary.A16])" office:value-type="string" office:string-value="Randori">
            <text:p>Randori</text:p>
          </table:table-cell>
          <table:table-cell table:formula="of:=IF(['6'.B16]=0;&quot;&quot;;['6'.B16])">
            <text:p/>
          </table:table-cell>
          <table:table-cell/>
        </table:table-row>
      </table:table>
      <table:table table:name="4" table:style-name="ta1" table:print="false">
        <table:table-column table:style-name="co1" table:default-cell-style-name="ce3"/>
        <table:table-column table:style-name="co2" table:default-cell-style-name="ce7"/>
        <table:table-column table:style-name="co6" table:default-cell-style-name="Default"/>
        <table:table-row table:style-name="ro1">
          <table:table-cell table:style-name="Default"/>
          <table:table-cell table:style-name="ce6" office:value-type="string">
            <text:p>Technique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table:formula="of:=IF([Summary.A3]=0;&quot;&quot;;[Summary.A3])" office:value-type="string" office:string-value="Tai Sabaki">
            <text:p>Tai Sabaki</text:p>
          </table:table-cell>
          <table:table-cell table:formula="of:=IF(['5'.B3]=0;&quot;&quot;;['5'.B3])" office:value-type="string" office:string-value="Tchoku Zuki">
            <text:p>Tchoku Zuki</text:p>
          </table:table-cell>
          <table:table-cell/>
        </table:table-row>
        <table:table-row table:style-name="ro2">
          <table:table-cell table:formula="of:=IF([Summary.A4]=0;&quot;&quot;;[Summary.A4])" office:value-type="string" office:string-value="Ukemi Waza">
            <text:p>Ukemi Waza</text:p>
          </table:table-cell>
          <table:table-cell table:formula="of:=IF(['5'.B4]=0;&quot;&quot;;['5'.B4])" office:value-type="string" office:string-value="Mae Geri">
            <text:p>Mae Geri</text:p>
          </table:table-cell>
          <table:table-cell/>
        </table:table-row>
        <table:table-row table:style-name="ro4">
          <table:table-cell table:formula="of:=IF([Summary.A5]=0;&quot;&quot;;[Summary.A5])" office:value-type="string" office:string-value="Tsuki Waza">
            <text:p>Tsuki Waza</text:p>
          </table:table-cell>
          <table:table-cell table:formula="of:=IF(['5'.B5]=0;&quot;&quot;;['5'.B5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4">
          <table:table-cell table:formula="of:=IF([Summary.A6]=0;&quot;&quot;;[Summary.A6])" office:value-type="string" office:string-value="Keri Waza">
            <text:p>Keri Waza</text:p>
          </table:table-cell>
          <table:table-cell table:formula="of:=IF(['5'.B6]=0;&quot;&quot;;['5'.B6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2">
          <table:table-cell table:formula="of:=IF([Summary.A7]=0;&quot;&quot;;[Summary.A7])" office:value-type="string" office:string-value="Hojo Undo">
            <text:p>Hojo Undo</text:p>
          </table:table-cell>
          <table:table-cell table:formula="of:=IF(['5'.B7]=0;&quot;&quot;;['5'.B7])" office:value-type="string" office:string-value="Ushiro Kata Otoshi">
            <text:p>Ushiro Kata Otoshi</text:p>
          </table:table-cell>
          <table:table-cell/>
        </table:table-row>
        <table:table-row table:style-name="ro4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5'.B8]=0;&quot;&quot;;['5'.B8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4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5'.B9]=0;&quot;&quot;;['5'.B9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4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5'.B10]=0;&quot;&quot;;['5'.B10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2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5'.B11]=0;&quot;&quot;;['5'.B11])">
            <text:p/>
          </table:table-cell>
          <table:table-cell/>
        </table:table-row>
        <table:table-row table:style-name="ro2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5'.B12]=0;&quot;&quot;;['5'.B12])">
            <text:p/>
          </table:table-cell>
          <table:table-cell/>
        </table:table-row>
        <table:table-row table:style-name="ro2">
          <table:table-cell table:formula="of:=IF([Summary.A13]=0;&quot;&quot;;[Summary.A13])" office:value-type="string" office:string-value="Kata">
            <text:p>Kata</text:p>
          </table:table-cell>
          <table:table-cell table:formula="of:=IF(['5'.B13]=0;&quot;&quot;;['5'.B13])">
            <text:p/>
          </table:table-cell>
          <table:table-cell/>
        </table:table-row>
        <table:table-row table:style-name="ro2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5'.B14]=0;&quot;&quot;;['5'.B14])">
            <text:p/>
          </table:table-cell>
          <table:table-cell/>
        </table:table-row>
        <table:table-row table:style-name="ro2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5'.B15]=0;&quot;&quot;;['5'.B15])">
            <text:p/>
          </table:table-cell>
          <table:table-cell/>
        </table:table-row>
        <table:table-row table:style-name="ro2">
          <table:table-cell table:formula="of:=IF([Summary.A16]=0;&quot;&quot;;[Summary.A16])" office:value-type="string" office:string-value="Randori">
            <text:p>Randori</text:p>
          </table:table-cell>
          <table:table-cell table:formula="of:=IF(['5'.B16]=0;&quot;&quot;;['5'.B16])">
            <text:p/>
          </table:table-cell>
          <table:table-cell/>
        </table:table-row>
      </table:table>
      <table:table table:name="3" table:style-name="ta1" table:print="false">
        <table:table-column table:style-name="co1" table:default-cell-style-name="ce3"/>
        <table:table-column table:style-name="co2" table:default-cell-style-name="ce7"/>
        <table:table-column table:style-name="co6" table:default-cell-style-name="Default"/>
        <table:table-row table:style-name="ro1">
          <table:table-cell table:style-name="Default"/>
          <table:table-cell table:style-name="ce6" office:value-type="string">
            <text:p>Technique</text:p>
          </table:table-cell>
          <table:table-cell table:style-name="ce16" office:value-type="string">
            <text:p>Comment</text:p>
          </table:table-cell>
        </table:table-row>
        <table:table-row table:style-name="ro2">
          <table:table-cell table:formula="of:=IF([Summary.A3]=0;&quot;&quot;;[Summary.A3])" office:value-type="string" office:string-value="Tai Sabaki">
            <text:p>Tai Sabaki</text:p>
          </table:table-cell>
          <table:table-cell table:formula="of:=IF(['4'.B3]=0;&quot;&quot;;['4'.B3])" office:value-type="string" office:string-value="Mae Geri">
            <text:p>Mae Geri</text:p>
          </table:table-cell>
          <table:table-cell/>
        </table:table-row>
        <table:table-row table:style-name="ro4">
          <table:table-cell table:formula="of:=IF([Summary.A4]=0;&quot;&quot;;[Summary.A4])" office:value-type="string" office:string-value="Ukemi Waza">
            <text:p>Ukemi Waza</text:p>
          </table:table-cell>
          <table:table-cell table:formula="of:=IF(['4'.B4]=0;&quot;&quot;;['4'.B4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4">
          <table:table-cell table:formula="of:=IF([Summary.A5]=0;&quot;&quot;;[Summary.A5])" office:value-type="string" office:string-value="Tsuki Waza">
            <text:p>Tsuki Waza</text:p>
          </table:table-cell>
          <table:table-cell table:formula="of:=IF(['4'.B5]=0;&quot;&quot;;['4'.B5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2">
          <table:table-cell table:formula="of:=IF([Summary.A6]=0;&quot;&quot;;[Summary.A6])" office:value-type="string" office:string-value="Keri Waza">
            <text:p>Keri Waza</text:p>
          </table:table-cell>
          <table:table-cell table:formula="of:=IF(['4'.B6]=0;&quot;&quot;;['4'.B6])" office:value-type="string" office:string-value="Ushiro Kata Otoshi">
            <text:p>Ushiro Kata Otoshi</text:p>
          </table:table-cell>
          <table:table-cell/>
        </table:table-row>
        <table:table-row table:style-name="ro4">
          <table:table-cell table:formula="of:=IF([Summary.A7]=0;&quot;&quot;;[Summary.A7])" office:value-type="string" office:string-value="Hojo Undo">
            <text:p>Hojo Undo</text:p>
          </table:table-cell>
          <table:table-cell table:formula="of:=IF(['4'.B7]=0;&quot;&quot;;['4'.B7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4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4'.B8]=0;&quot;&quot;;['4'.B8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4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4'.B9]=0;&quot;&quot;;['4'.B9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2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4'.B10]=0;&quot;&quot;;['4'.B10])">
            <text:p/>
          </table:table-cell>
          <table:table-cell/>
        </table:table-row>
        <table:table-row table:style-name="ro2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4'.B11]=0;&quot;&quot;;['4'.B11])">
            <text:p/>
          </table:table-cell>
          <table:table-cell/>
        </table:table-row>
        <table:table-row table:style-name="ro2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4'.B12]=0;&quot;&quot;;['4'.B12])">
            <text:p/>
          </table:table-cell>
          <table:table-cell/>
        </table:table-row>
        <table:table-row table:style-name="ro2">
          <table:table-cell table:formula="of:=IF([Summary.A13]=0;&quot;&quot;;[Summary.A13])" office:value-type="string" office:string-value="Kata">
            <text:p>Kata</text:p>
          </table:table-cell>
          <table:table-cell table:formula="of:=IF(['4'.B13]=0;&quot;&quot;;['4'.B13])">
            <text:p/>
          </table:table-cell>
          <table:table-cell/>
        </table:table-row>
        <table:table-row table:style-name="ro2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4'.B14]=0;&quot;&quot;;['4'.B14])">
            <text:p/>
          </table:table-cell>
          <table:table-cell/>
        </table:table-row>
        <table:table-row table:style-name="ro2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4'.B15]=0;&quot;&quot;;['4'.B15])">
            <text:p/>
          </table:table-cell>
          <table:table-cell/>
        </table:table-row>
        <table:table-row table:style-name="ro2">
          <table:table-cell table:formula="of:=IF([Summary.A16]=0;&quot;&quot;;[Summary.A16])" office:value-type="string" office:string-value="Randori">
            <text:p>Randori</text:p>
          </table:table-cell>
          <table:table-cell table:formula="of:=IF(['4'.B16]=0;&quot;&quot;;['4'.B16])">
            <text:p/>
          </table:table-cell>
          <table:table-cell/>
        </table:table-row>
      </table:table>
      <table:table table:name="2" table:style-name="ta1" table:print="false">
        <table:table-column table:style-name="co1" table:default-cell-style-name="ce3"/>
        <table:table-column table:style-name="co2" table:default-cell-style-name="ce7"/>
        <table:table-column table:style-name="co6" table:default-cell-style-name="Default"/>
        <table:table-row table:style-name="ro1">
          <table:table-cell table:style-name="Default"/>
          <table:table-cell table:style-name="ce6" office:value-type="string">
            <text:p>Technique</text:p>
          </table:table-cell>
          <table:table-cell table:style-name="ce16" office:value-type="string">
            <text:p>Comment</text:p>
          </table:table-cell>
        </table:table-row>
        <table:table-row table:style-name="ro4">
          <table:table-cell table:formula="of:=IF([Summary.A3]=0;&quot;&quot;;[Summary.A3])" office:value-type="string" office:string-value="Tai Sabaki">
            <text:p>Tai Sabaki</text:p>
          </table:table-cell>
          <table:table-cell table:formula="of:=IF(['3'.B3]=0;&quot;&quot;;['3'.B3])" office:value-type="string" office:string-value="Nigiri Kaeshi&#10;Neji Kaeshi">
            <text:p>Nigiri Kaeshi</text:p>
            <text:p>Neji Kaeshi</text:p>
          </table:table-cell>
          <table:table-cell/>
        </table:table-row>
        <table:table-row table:style-name="ro4">
          <table:table-cell table:formula="of:=IF([Summary.A4]=0;&quot;&quot;;[Summary.A4])" office:value-type="string" office:string-value="Ukemi Waza">
            <text:p>Ukemi Waza</text:p>
          </table:table-cell>
          <table:table-cell table:formula="of:=IF(['3'.B4]=0;&quot;&quot;;['3'.B4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2">
          <table:table-cell table:formula="of:=IF([Summary.A5]=0;&quot;&quot;;[Summary.A5])" office:value-type="string" office:string-value="Tsuki Waza">
            <text:p>Tsuki Waza</text:p>
          </table:table-cell>
          <table:table-cell table:formula="of:=IF(['3'.B5]=0;&quot;&quot;;['3'.B5])" office:value-type="string" office:string-value="Ushiro Kata Otoshi">
            <text:p>Ushiro Kata Otoshi</text:p>
          </table:table-cell>
          <table:table-cell/>
        </table:table-row>
        <table:table-row table:style-name="ro4">
          <table:table-cell table:formula="of:=IF([Summary.A6]=0;&quot;&quot;;[Summary.A6])" office:value-type="string" office:string-value="Keri Waza">
            <text:p>Keri Waza</text:p>
          </table:table-cell>
          <table:table-cell table:formula="of:=IF(['3'.B6]=0;&quot;&quot;;['3'.B6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4">
          <table:table-cell table:formula="of:=IF([Summary.A7]=0;&quot;&quot;;[Summary.A7])" office:value-type="string" office:string-value="Hojo Undo">
            <text:p>Hojo Undo</text:p>
          </table:table-cell>
          <table:table-cell table:formula="of:=IF(['3'.B7]=0;&quot;&quot;;['3'.B7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4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3'.B8]=0;&quot;&quot;;['3'.B8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2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3'.B9]=0;&quot;&quot;;['3'.B9])">
            <text:p/>
          </table:table-cell>
          <table:table-cell/>
        </table:table-row>
        <table:table-row table:style-name="ro2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3'.B10]=0;&quot;&quot;;['3'.B10])">
            <text:p/>
          </table:table-cell>
          <table:table-cell/>
        </table:table-row>
        <table:table-row table:style-name="ro2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3'.B11]=0;&quot;&quot;;['3'.B11])">
            <text:p/>
          </table:table-cell>
          <table:table-cell/>
        </table:table-row>
        <table:table-row table:style-name="ro2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3'.B12]=0;&quot;&quot;;['3'.B12])">
            <text:p/>
          </table:table-cell>
          <table:table-cell/>
        </table:table-row>
        <table:table-row table:style-name="ro2">
          <table:table-cell table:formula="of:=IF([Summary.A13]=0;&quot;&quot;;[Summary.A13])" office:value-type="string" office:string-value="Kata">
            <text:p>Kata</text:p>
          </table:table-cell>
          <table:table-cell table:formula="of:=IF(['3'.B13]=0;&quot;&quot;;['3'.B13])">
            <text:p/>
          </table:table-cell>
          <table:table-cell/>
        </table:table-row>
        <table:table-row table:style-name="ro2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3'.B14]=0;&quot;&quot;;['3'.B14])">
            <text:p/>
          </table:table-cell>
          <table:table-cell/>
        </table:table-row>
        <table:table-row table:style-name="ro2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3'.B15]=0;&quot;&quot;;['3'.B15])">
            <text:p/>
          </table:table-cell>
          <table:table-cell/>
        </table:table-row>
        <table:table-row table:style-name="ro2">
          <table:table-cell table:formula="of:=IF([Summary.A16]=0;&quot;&quot;;[Summary.A16])" office:value-type="string" office:string-value="Randori">
            <text:p>Randori</text:p>
          </table:table-cell>
          <table:table-cell table:formula="of:=IF(['3'.B16]=0;&quot;&quot;;['3'.B16])">
            <text:p/>
          </table:table-cell>
          <table:table-cell/>
        </table:table-row>
      </table:table>
      <table:table table:name="1" table:style-name="ta1" table:print="false">
        <table:table-column table:style-name="co1" table:default-cell-style-name="ce3"/>
        <table:table-column table:style-name="co2" table:default-cell-style-name="ce7"/>
        <table:table-column table:style-name="co8" table:default-cell-style-name="Default"/>
        <table:table-row table:style-name="ro1">
          <table:table-cell table:style-name="Default"/>
          <table:table-cell table:style-name="ce6" office:value-type="string">
            <text:p>Technique</text:p>
          </table:table-cell>
          <table:table-cell table:style-name="ce16" office:value-type="string">
            <text:p>Comment</text:p>
          </table:table-cell>
        </table:table-row>
        <table:table-row table:style-name="ro4">
          <table:table-cell table:formula="of:=IF([Summary.A3]=0;&quot;&quot;;[Summary.A3])" office:value-type="string" office:string-value="Tai Sabaki">
            <text:p>Tai Sabaki</text:p>
          </table:table-cell>
          <table:table-cell table:formula="of:=IF(['2'.B3]=0;&quot;&quot;;['2'.B3])" office:value-type="string" office:string-value="Jyunte Dori&#10;Dosoku Te Dori">
            <text:p>Jyunte Dori</text:p>
            <text:p>Dosoku Te Dori</text:p>
          </table:table-cell>
          <table:table-cell/>
        </table:table-row>
        <table:table-row table:style-name="ro2">
          <table:table-cell table:formula="of:=IF([Summary.A4]=0;&quot;&quot;;[Summary.A4])" office:value-type="string" office:string-value="Ukemi Waza">
            <text:p>Ukemi Waza</text:p>
          </table:table-cell>
          <table:table-cell table:formula="of:=IF(['2'.B4]=0;&quot;&quot;;['2'.B4])" office:value-type="string" office:string-value="Ushiro Kata Otoshi">
            <text:p>Ushiro Kata Otoshi</text:p>
          </table:table-cell>
          <table:table-cell/>
        </table:table-row>
        <table:table-row table:style-name="ro4">
          <table:table-cell table:formula="of:=IF([Summary.A5]=0;&quot;&quot;;[Summary.A5])" office:value-type="string" office:string-value="Tsuki Waza">
            <text:p>Tsuki Waza</text:p>
          </table:table-cell>
          <table:table-cell table:formula="of:=IF(['2'.B5]=0;&quot;&quot;;['2'.B5])" office:value-type="string" office:string-value="Mukae Daoshi&#10;Ura Yoko Men Uchi">
            <text:p>Mukae Daoshi</text:p>
            <text:p>Ura Yoko Men Uchi</text:p>
          </table:table-cell>
          <table:table-cell/>
        </table:table-row>
        <table:table-row table:style-name="ro4">
          <table:table-cell table:formula="of:=IF([Summary.A6]=0;&quot;&quot;;[Summary.A6])" office:value-type="string" office:string-value="Keri Waza">
            <text:p>Keri Waza</text:p>
          </table:table-cell>
          <table:table-cell table:formula="of:=IF(['2'.B6]=0;&quot;&quot;;['2'.B6])" office:value-type="string" office:string-value="Ushiro Hiji Kudaki&#10;Tsuki Chudan">
            <text:p>Ushiro Hiji Kudaki</text:p>
            <text:p>Tsuki Chudan</text:p>
          </table:table-cell>
          <table:table-cell/>
        </table:table-row>
        <table:table-row table:style-name="ro4">
          <table:table-cell table:formula="of:=IF([Summary.A7]=0;&quot;&quot;;[Summary.A7])" office:value-type="string" office:string-value="Hojo Undo">
            <text:p>Hojo Undo</text:p>
          </table:table-cell>
          <table:table-cell table:formula="of:=IF(['2'.B7]=0;&quot;&quot;;['2'.B7])" office:value-type="string" office:string-value="Daito Ryu Aïkijujutsu&#10;Ikkajo (Idori)">
            <text:p>Daito Ryu Aïkijujutsu</text:p>
            <text:p>Ikkajo (Idori)</text:p>
          </table:table-cell>
          <table:table-cell/>
        </table:table-row>
        <table:table-row table:style-name="ro2">
          <table:table-cell table:formula="of:=IF([Summary.A8]=0;&quot;&quot;;[Summary.A8])" office:value-type="string" office:string-value="Tsukami Kata + Te Hodoki">
            <text:p>Tsukami Kata + Te Hodoki</text:p>
          </table:table-cell>
          <table:table-cell table:formula="of:=IF(['2'.B8]=0;&quot;&quot;;['2'.B8])">
            <text:p/>
          </table:table-cell>
          <table:table-cell/>
        </table:table-row>
        <table:table-row table:style-name="ro2">
          <table:table-cell table:formula="of:=IF([Summary.A9]=0;&quot;&quot;;[Summary.A9])" office:value-type="string" office:string-value="Techniques Complémentaires">
            <text:p>Techniques Complémentaires</text:p>
          </table:table-cell>
          <table:table-cell table:formula="of:=IF(['2'.B9]=0;&quot;&quot;;['2'.B9])">
            <text:p/>
          </table:table-cell>
          <table:table-cell/>
        </table:table-row>
        <table:table-row table:style-name="ro2">
          <table:table-cell table:formula="of:=IF([Summary.A10]=0;&quot;&quot;;[Summary.A10])" office:value-type="string" office:string-value="Kihon Nage Waza">
            <text:p>Kihon Nage Waza</text:p>
          </table:table-cell>
          <table:table-cell table:formula="of:=IF(['2'.B10]=0;&quot;&quot;;['2'.B10])">
            <text:p/>
          </table:table-cell>
          <table:table-cell/>
        </table:table-row>
        <table:table-row table:style-name="ro2">
          <table:table-cell table:formula="of:=IF([Summary.A11]=0;&quot;&quot;;[Summary.A11])" office:value-type="string" office:string-value="Kihon Osae Waza">
            <text:p>Kihon Osae Waza</text:p>
          </table:table-cell>
          <table:table-cell table:formula="of:=IF(['2'.B11]=0;&quot;&quot;;['2'.B11])">
            <text:p/>
          </table:table-cell>
          <table:table-cell/>
        </table:table-row>
        <table:table-row table:style-name="ro2">
          <table:table-cell table:formula="of:=IF([Summary.A12]=0;&quot;&quot;;[Summary.A12])" office:value-type="string" office:string-value="Techniques Historiques">
            <text:p>Techniques Historiques</text:p>
          </table:table-cell>
          <table:table-cell table:formula="of:=IF(['2'.B12]=0;&quot;&quot;;['2'.B12])">
            <text:p/>
          </table:table-cell>
          <table:table-cell/>
        </table:table-row>
        <table:table-row table:style-name="ro2">
          <table:table-cell table:formula="of:=IF([Summary.A13]=0;&quot;&quot;;[Summary.A13])" office:value-type="string" office:string-value="Kata">
            <text:p>Kata</text:p>
          </table:table-cell>
          <table:table-cell table:formula="of:=IF(['2'.B13]=0;&quot;&quot;;['2'.B13])">
            <text:p/>
          </table:table-cell>
          <table:table-cell/>
        </table:table-row>
        <table:table-row table:style-name="ro2">
          <table:table-cell table:formula="of:=IF([Summary.A14]=0;&quot;&quot;;[Summary.A14])" office:value-type="string" office:string-value="Wa No Seishin">
            <text:p>Wa No Seishin</text:p>
          </table:table-cell>
          <table:table-cell table:formula="of:=IF(['2'.B14]=0;&quot;&quot;;['2'.B14])">
            <text:p/>
          </table:table-cell>
          <table:table-cell/>
        </table:table-row>
        <table:table-row table:style-name="ro2">
          <table:table-cell table:formula="of:=IF([Summary.A15]=0;&quot;&quot;;[Summary.A15])" office:value-type="string" office:string-value="Bâton de Défense">
            <text:p>Bâton de Défense</text:p>
          </table:table-cell>
          <table:table-cell table:formula="of:=IF(['2'.B15]=0;&quot;&quot;;['2'.B15])">
            <text:p/>
          </table:table-cell>
          <table:table-cell/>
        </table:table-row>
        <table:table-row table:style-name="ro2">
          <table:table-cell table:formula="of:=IF([Summary.A16]=0;&quot;&quot;;[Summary.A16])" office:value-type="string" office:string-value="Randori">
            <text:p>Randori</text:p>
          </table:table-cell>
          <table:table-cell table:formula="of:=IF(['2'.B16]=0;&quot;&quot;;['2'.B16])">
            <text:p/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table-centering="both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ĝo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6">02/06/2011</text:date>, <text:time>18:21:24</text:time></text:p>
        </style:region-right>
      </style:header>
      <style:header-left style:display="false"/>
      <style:footer>
        <text:p>Paĝo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2T22:27:37</meta:creation-date>
    <dc:date>2011-02-06T18:21:24</dc:date>
    <meta:editing-duration>PT1H22M52S</meta:editing-duration>
    <meta:editing-cycles>27</meta:editing-cycles>
    <meta:generator>LibreOffice/3.3$Unix LibreOffice_project/330m17$Build-3</meta:generator>
    <meta:document-statistic meta:table-count="7" meta:cell-count="280" meta:object-count="0"/>
  </office:meta>
</office:document-meta>
</file>